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fbfb" officeooo:paragraph-rsid="0019fbf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f423" officeooo:paragraph-rsid="001ef42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4512" officeooo:paragraph-rsid="001b451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6d3" officeooo:paragraph-rsid="001c16d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6d3" officeooo:paragraph-rsid="001df32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6d3" officeooo:paragraph-rsid="0021e9b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f423" officeooo:paragraph-rsid="001ef4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df321" officeooo:paragraph-rsid="001df321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6d3" style:font-weight-asian="bold" style:font-weight-complex="bold"/>
    </style:style>
    <style:style style:name="T3" style:family="text">
      <style:text-properties officeooo:rsid="001de220"/>
    </style:style>
    <style:style style:name="T4" style:family="text">
      <style:text-properties officeooo:rsid="001df321"/>
    </style:style>
    <style:style style:name="T5" style:family="text">
      <style:text-properties officeooo:rsid="001ef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API</text:p>
      <text:p text:style-name="P1"/>
      <text:p text:style-name="P3"><text:span text:style-name="T1">L</text:span><text:span text:style-name="T2">as clases de negocio</text:span><text:span text:style-name="T1"> que tenermos son:</text:span> </text:p>
      <text:p text:style-name="P3"/>
      <text:p text:style-name="P3">Cliente, </text:p>
      <text:p text:style-name="P3">CuentaBancaria, </text:p>
      <text:p text:style-name="P3">Empleado, </text:p>
      <text:p text:style-name="P3">EntidadBancaria, </text:p>
      <text:p text:style-name="P3">MovimientoBancario y </text:p>
      <text:p text:style-name="P3">SucursalBancaria.</text:p>
      <text:p text:style-name="P3"/>
      <text:p text:style-name="P2">Operaciones relacionadas con la clase de negocio EntidadBancaria:</text:p>
      <text:p text:style-name="P4"/>
      <text:p text:style-name="P6"><text:span text:style-name="T4">GET<text:tab/><text:tab/>http://taronjabank-taronjabank.rhcloud.com/EntidadBancaria/{id}</text:span><text:tab/></text:p>
      <text:p text:style-name="P6">devuelve <text:span text:style-name="T4">el</text:span> registro <text:span text:style-name="T4">cuya id se igual al parametro {id}</text:span></text:p>
      <text:p text:style-name="P5"><text:span text:style-name="T4"/></text:p>
      <text:p text:style-name="P6"><text:span text:style-name="T4">POST</text:span><text:tab/><text:tab/><text:span text:style-name="T4">http://taronjabank-taronjabank.rhcloud.com/EntidadBancaria</text:span></text:p>
      <text:p text:style-name="P6">inserta un registro</text:p>
      <text:p text:style-name="P8">(hay que pasar un json con la información a insertar, en el body de la petición rest)</text:p>
      <text:p text:style-name="P4"/>
      <text:p text:style-name="P6"><text:span text:style-name="T4">PUT<text:tab/><text:tab/>http://taronjabank-taronjabank.rhcloud.com/EntidadBancaria/{id}</text:span></text:p>
      <text:p text:style-name="P6">actualiza <text:span text:style-name="T5">el</text:span> registro <text:span text:style-name="T4">cuya id se igual al parametro {id}</text:span></text:p>
      <text:p text:style-name="P8">(hay que pasar un json con la información a actualizar, en el body de la petición rest)</text:p>
      <text:p text:style-name="P4"><text:span text:style-name="T3"/></text:p>
      <text:p text:style-name="P6"><text:span text:style-name="T4">DELETE</text:span><text:tab/><text:span text:style-name="T4">http://taronjabank-taronjabank.rhcloud.com/EntidadBancaria/{id}</text:span></text:p>
      <text:p text:style-name="P6">elimina <text:span text:style-name="T4">el</text:span> registro <text:span text:style-name="T4">con id cuya id se igual al parametro {id}</text:span></text:p>
      <text:p text:style-name="P5"><text:span text:style-name="T4"/></text:p>
      <text:p text:style-name="P6"><text:span text:style-name="T4">GET<text:tab/></text:span><text:tab/><text:span text:style-name="T4"> http://taronjabank-taronjabank.rhcloud.com/EntidadBancaria</text:span></text:p>
      <text:p text:style-name="P6">devuelve todos los registros</text:p>
      <text:p text:style-name="P4"/>
      <text:p text:style-name="P2">Operaciones relacionadas con la clase de negocio Cliente:</text:p>
      <text:p text:style-name="P7">Es igual que la de EntidadBancaria pero sustituyendo EntidadBancaria por Cliente</text:p>
      <text:p text:style-name="P2"/>
      <text:p text:style-name="P2">Operaciones relacionadas con la clase de negocio CuentaBancaria:</text:p>
      <text:p text:style-name="P7">Es igual que la de EntidadBancaria pero sustituyendo EntidadBancaria por CuentaBancaria</text:p>
      <text:p text:style-name="P7"/>
      <text:p text:style-name="P2">Operaciones relacionadas con la clase de negocio Empleado:</text:p>
      <text:p text:style-name="P7">Es igual que la de EntidadBancaria pero sustituyendo EntidadBancaria por Empleado</text:p>
      <text:p text:style-name="P2"/>
      <text:p text:style-name="P2">Operaciones relacionadas con la clase de negocio MovimientoBancario:</text:p>
      <text:p text:style-name="P7">Es igual que la de EntidadBancaria pero sustituyendo EntidadBancaria por MovimientoBancario</text:p>
      <text:p text:style-name="P2"/>
      <text:p text:style-name="P2">Operaciones relacionadas con la clase de negocio SucursalBancaria:</text:p>
      <text:p text:style-name="P7">Es igual que la de EntidadBancaria pero sustituyendo EntidadBancaria por SucursalBanca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56S</meta:editing-duration>
    <meta:editing-cycles>7</meta:editing-cycles>
    <meta:generator>LibreOffice/4.1.3.2$Windows_x86 LibreOffice_project/70feb7d99726f064edab4605a8ab840c50ec57a</meta:generator>
    <dc:date>2015-02-05T11:40:03.281000000</dc:date>
    <meta:document-statistic meta:table-count="0" meta:image-count="0" meta:object-count="0" meta:page-count="1" meta:paragraph-count="31" meta:word-count="202" meta:character-count="1679" meta:non-whitespace-character-count="1496"/>
    <meta:user-defined meta:name="Info 1"/>
    <meta:user-defined meta:name="Info 2"/>
    <meta:user-defined meta:name="Info 3"/>
    <meta:user-defined meta:name="Info 4"/>
  </office:meta>
</office:document-meta>
</file>